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officeooo:rsid="0014b056" officeooo:paragraph-rsid="0014b056" style:font-size-asian="14pt" style:font-size-complex="14pt"/>
    </style:style>
    <style:style style:name="P2" style:family="paragraph" style:parent-style-name="Standard">
      <style:text-properties style:font-name="Liberation Mono" fo:font-size="14pt" officeooo:rsid="0014b056" officeooo:paragraph-rsid="0014b05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Ca$e01 : 85dd94eae6f0e34202fb46592515a591</text:p>
      <text:p text:style-name="P1">f1rSt2013 : 376dddbac72b5b0cc87fc7ba5a0a42d5</text:p>
      <text:p text:style-name="P1">FederaT1on : 53863557c2af00485b305d3e53edda0c</text:p>
      <text:p text:style-name="P1">OnceSecret17 : 275beec97703bcdf4139e2e09bbaac27</text:p>
      <text:p text:style-name="P1">Collect98 : 86124468fb257ffc99e85e4a0f969d86</text:p>
      <text:p text:style-name="P1">DefendanT0 : 2d8a4dfa58a634a5b109b22a2efa73b2</text:p>
      <text:p text:style-name="P1">35occasioN : 57585b53bf0d22781b1306108dc4bae7</text:p>
      <text:p text:style-name="P1">$uccesS53 : 1e232fe062eb19397fbe9e6516259e20</text:p>
      <text:p text:style-name="P1">Junel941 : 0aa26ca801d16a3db3dbaeeea5d807cd</text:p>
      <text:p text:style-name="P1">Sn0wdenSpy : fc200a3a62de54b7c84e1215d4efb3a8</text:p>
      <text:p text:style-name="P1">Mosc0w2014 : 6a6e5fa4af0a6b99f14d5f04da249b94</text:p>
      <text:p text:style-name="P1">Ch@nceVP33 : 3bca2c03626d13d41bceeab6ff01186b</text:p>
      <text:p text:style-name="P1">FirstOf2014 : 2c207d9089947f5dcc000dee40bb3aea</text:p>
      <text:p text:style-name="P1">Americ@an$ : 2d624802f03f5406bbcd4b1fb6275866</text:p>
      <text:p text:style-name="P1">Courage89 : cdb4bad41f17c1ef96ed1f6617b6edd4</text:p>
      <text:p text:style-name="P1">Me$$ages77 : c2fc6fe2452621f0b87c658f6a2897bf</text:p>
      <text:p text:style-name="P1">TheJudge05 : f42c71115b6a2f712eb3c5900690e936</text:p>
      <text:p text:style-name="P1">PhoneC@lls03 : 83e4d90ccd5a78573258ec42806916d9</text:p>
      <text:p text:style-name="P1">01Libertie$ : 2e3bfe65f6e0665634377c3fd1f3d64f</text:p>
      <text:p text:style-name="P1">L@stMonth12 : 8eaadbe639089e99507d74968d6b4595</text:p>
      <text:p text:style-name="P1"><text:bookmark-start text:name="__DdeLink__75_25392679"/>Electron1C<text:bookmark-end text:name="__DdeLink__75_25392679"/> : 415f3816f054d2be9df19faa2df830f3</text:p>
      <text:p text:style-name="P1"/>
      <text:p text:style-name="P1"/>
      <text:p text:style-name="P1">MondayCome$12 : 3ed70c92d7f6a55535a21057970e12b2</text:p>
      <text:p text:style-name="P1">Whe@therBaD3 : 1b69326ac21cb5db121a115a52ea0f8c</text:p>
      <text:p text:style-name="P1">9Congre$$ : d9d8f199322f7580ab0c1ee93f60cc77</text:p>
      <text:p text:style-name="P1">Future1ndX : ec82eebfe860d93465b440cd283d52ce</text:p>
      <text:p text:style-name="P1">6RulingSt0ne : 849c44a00b8e46926ed48b5d4a19f8a6</text:p>
      <text:p text:style-name="P1">Politica2017 : 9b159a800ca271520182db84fc6bccba</text:p>
      <text:p text:style-name="P1">Tuni$ia1977 : 508392c2f7adb461d0b48d3b19864d81</text:p>
      <text:p text:style-name="P1">FoRever18 : fc3164e7f19475846a8c162daee333d9</text:p>
      <text:p text:style-name="P1">@rabSpring5 : 4ecc2611335c2658982e02ff88a3ae6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Arial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Arial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7:50:28.381272600</meta:creation-date>
    <dc:date>2014-08-19T23:49:01.460067088</dc:date>
    <meta:editing-duration>PT2M51S</meta:editing-duration>
    <meta:editing-cycles>3</meta:editing-cycles>
    <meta:generator>LibreOffice/4.1.6.2$Linux_X86_64 LibreOffice_project/410m0$Build-2</meta:generator>
    <dc:creator>imv </dc:creator>
    <meta:document-statistic meta:table-count="0" meta:image-count="0" meta:object-count="0" meta:page-count="1" meta:paragraph-count="30" meta:word-count="90" meta:character-count="1359" meta:non-whitespace-character-count="1299"/>
  </office:meta>
</office:document-meta>
</file>